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<text:text-input text:description="Title">Title</text:text-input></text:h>
      <text:p text:style-name="Standard"><text:text-input text:description="Description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14:36:54</dc:date>
    <dc:creator>carlos 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27" meta:non-whitespace-character-count="25"/>
  </office:meta>
</office:document-meta>
</file>